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5000003BF5A01569B8AC3F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35cm" svg:y="2.526cm" svg:width="18.212cm" svg:height="11.882cm" draw:z-index="0"><draw:image xlink:href="Pictures/1000000100000775000003BF5A01569B8AC3FE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5:04:45.965285619</meta:creation-date>
    <dc:date>2022-11-05T15:05:44.779992945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